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ODRIGUEZ GONZALES, CARLOS ALFRE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ODRIGUEZ GONZALES, CARLOS ALFRE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MUSCOVY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8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1582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2:46:0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